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40pt" style:font-size-asian="40pt" style:font-size-complex="40pt"/>
    </style:style>
    <style:style style:name="P2" style:family="paragraph" style:parent-style-name="Text_20_body">
      <style:paragraph-properties fo:text-align="center" style:justify-single-word="false"/>
      <style:text-properties fo:font-size="40pt" officeooo:paragraph-rsid="00210e49" style:font-size-asian="40pt" style:font-size-complex="40pt"/>
    </style:style>
    <style:style style:name="P3" style:family="paragraph" style:parent-style-name="Text_20_body">
      <style:paragraph-properties fo:text-align="center" style:justify-single-word="false"/>
      <style:text-properties fo:font-size="60pt" officeooo:paragraph-rsid="00210e49" style:font-size-asian="60pt" style:font-size-complex="60pt"/>
    </style:style>
    <style:style style:name="P4" style:family="paragraph" style:parent-style-name="Text_20_body">
      <style:paragraph-properties fo:text-align="center" style:justify-single-word="false"/>
      <style:text-properties fo:font-size="60pt" officeooo:rsid="00243744" officeooo:paragraph-rsid="00243744" style:font-size-asian="60pt" style:font-size-complex="60pt"/>
    </style:style>
    <style:style style:name="P5" style:family="paragraph" style:parent-style-name="Text_20_body">
      <style:paragraph-properties fo:text-align="center" style:justify-single-word="false"/>
      <style:text-properties fo:font-size="60pt" officeooo:rsid="00243744" officeooo:paragraph-rsid="00247f73" style:font-size-asian="60pt" style:font-size-complex="60pt"/>
    </style:style>
    <style:style style:name="P6" style:family="paragraph" style:parent-style-name="Text_20_body">
      <style:paragraph-properties fo:text-align="end" style:justify-single-word="false"/>
      <style:text-properties officeooo:rsid="00210e49" officeooo:paragraph-rsid="00210e49"/>
    </style:style>
    <style:style style:name="P7" style:family="paragraph" style:parent-style-name="Text_20_body">
      <style:text-properties officeooo:rsid="00210e49" officeooo:paragraph-rsid="00210e49"/>
    </style:style>
    <style:style style:name="P8" style:family="paragraph" style:parent-style-name="Text_20_body">
      <style:text-properties fo:language="es" fo:country="ES" officeooo:rsid="00228c08" officeooo:paragraph-rsid="00228c08"/>
    </style:style>
    <style:style style:name="P9" style:family="paragraph" style:parent-style-name="Text_20_body">
      <style:text-properties fo:language="es" fo:country="ES" officeooo:rsid="00210e49" officeooo:paragraph-rsid="00210e49"/>
    </style:style>
    <style:style style:name="P10" style:family="paragraph" style:parent-style-name="Text_20_body">
      <style:text-properties fo:language="es" fo:country="ES" officeooo:rsid="00247f73" officeooo:paragraph-rsid="00247f73"/>
    </style:style>
    <style:style style:name="P11" style:family="paragraph" style:parent-style-name="Text_20_body">
      <style:text-properties officeooo:rsid="00243744" officeooo:paragraph-rsid="00243744"/>
    </style:style>
    <style:style style:name="P12" style:family="paragraph" style:parent-style-name="Text_20_body">
      <style:text-properties officeooo:rsid="00247f73" officeooo:paragraph-rsid="00247f73"/>
    </style:style>
    <style:style style:name="P13" style:family="paragraph" style:parent-style-name="Text_20_body">
      <style:text-properties officeooo:paragraph-rsid="00247f73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text-align="end" style:justify-single-word="false"/>
      <style:text-properties officeooo:rsid="00210e49" officeooo:paragraph-rsid="00210e49"/>
    </style:style>
    <style:style style:name="P17" style:family="paragraph" style:parent-style-name="Text_20_body">
      <style:text-properties fo:language="es" fo:country="ES" officeooo:rsid="00243744" officeooo:paragraph-rsid="00243744"/>
    </style:style>
    <style:style style:name="P18" style:family="paragraph" style:parent-style-name="Text_20_body">
      <style:text-properties fo:language="es" fo:country="ES" officeooo:rsid="00247f73" officeooo:paragraph-rsid="00243744"/>
    </style:style>
    <style:style style:name="P19" style:family="paragraph" style:parent-style-name="Heading_20_1">
      <style:text-properties fo:language="es" fo:country="ES" officeooo:rsid="00243744" officeooo:paragraph-rsid="00243744"/>
    </style:style>
    <style:style style:name="P20" style:family="paragraph" style:parent-style-name="Heading_20_1">
      <style:text-properties officeooo:rsid="00247f73" officeooo:paragraph-rsid="00247f73"/>
    </style:style>
    <style:style style:name="P21" style:family="paragraph" style:parent-style-name="Heading_20_1">
      <style:paragraph-properties fo:break-before="page"/>
      <style:text-properties fo:language="es" fo:country="ES" officeooo:rsid="00210e49" officeooo:paragraph-rsid="00210e49"/>
    </style:style>
    <style:style style:name="P22" style:family="paragraph" style:parent-style-name="Heading_20_1">
      <style:paragraph-properties fo:break-before="page"/>
      <style:text-properties fo:language="es" fo:country="ES" officeooo:rsid="00228c08" officeooo:paragraph-rsid="00228c08"/>
    </style:style>
    <style:style style:name="P23" style:family="paragraph" style:parent-style-name="Heading_20_2" style:list-style-name="">
      <style:text-properties fo:language="es" fo:country="ES"/>
    </style:style>
    <style:style style:name="T1" style:family="text">
      <style:text-properties officeooo:rsid="00247f73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243744"/>
    </style:style>
    <style:style style:name="T4" style:family="text">
      <style:text-properties fo:language="es" fo:country="ES" officeooo:rsid="00247f73"/>
    </style:style>
    <style:style style:name="T5" style:family="text">
      <style:text-properties officeooo:rsid="0026aae9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5">Pruebas </text:p>
      <text:p text:style-name="P5">unitarias con</text:p>
      <text:p text:style-name="P4">JUnit</text:p>
      <text:p text:style-name="P3"/>
      <text:p text:style-name="P3"/>
      <text:p text:style-name="Text_20_body"/>
      <text:p text:style-name="Text_20_body"/>
      <text:p text:style-name="Text_20_body"/>
      <text:p text:style-name="P6">DAM M5-UF3</text:p>
      <text:p text:style-name="P6">Gastón Santiago Rossi</text:p>
      <text:p text:style-name="P6"><text:span text:style-name="T5">13</text:span>/0<text:span text:style-name="T5">5</text:span>/2019</text:p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14">Índex de continguts</text:p>
          </text:index-title>
          <text:p text:style-name="P15"><text:a xlink:type="simple" xlink:href="#__RefHeading___Toc341_2526672593" text:style-name="Index_20_Link" text:visited-style-name="Index_20_Link">Introducción<text:tab/>3</text:a></text:p>
          <text:p text:style-name="P15"><text:a xlink:type="simple" xlink:href="#__RefHeading___Toc259_798585108" text:style-name="Index_20_Link" text:visited-style-name="Index_20_Link">Ejercicio 4. Test de los acessores.<text:tab/>3</text:a></text:p>
          <text:p text:style-name="P15"><text:a xlink:type="simple" xlink:href="#__RefHeading___Toc261_798585108" text:style-name="Index_20_Link" text:visited-style-name="Index_20_Link">Ejercicio 5. Un solo error por test.<text:tab/>3</text:a></text:p>
          <text:p text:style-name="P15"><text:a xlink:type="simple" xlink:href="#__RefHeading___Toc343_2526672593" text:style-name="Index_20_Link" text:visited-style-name="Index_20_Link">Conclusión<text:tab/>4</text:a></text:p>
        </text:index-body>
      </text:table-of-content>
      <text:h text:style-name="P23" text:outline-level="2"/>
      <text:h text:style-name="P21" text:outline-level="1"><text:bookmark-start text:name="__RefHeading___Toc341_2526672593"/>Introducción<text:bookmark-end text:name="__RefHeading___Toc341_2526672593"/></text:h>
      <text:p text:style-name="P9"/>
      <text:p text:style-name="P7"><text:span text:style-name="T2">El contenido de este proyecto </text:span><text:span text:style-name="T3">incluye los ejercicios de las pruebas unitarias de JUnit.</text:span></text:p>
      <text:p text:style-name="P9"/>
      <text:h text:style-name="P19" text:outline-level="1"><text:bookmark-start text:name="__RefHeading___Toc259_798585108"/>Ejercicio 4. Test de los acessores.<text:bookmark-end text:name="__RefHeading___Toc259_798585108"/></text:h>
      <text:p text:style-name="P17"/>
      <text:p text:style-name="P11"><text:span text:style-name="T2">Deberias testea los getters/setters en el momento en el que crees que no estas completamente seguro de que funcionaran correctamente y a la perfección, es más si son getters/setters simples no los pruebes porque solamente estas perdiendo el tiempo, pondr</text:span><text:span text:style-name="T4">é</text:span><text:span text:style-name="T2"> un ejemplo para verlo claro:</text:span></text:p>
      <text:p text:style-name="P11"><text:span text:style-name="T2">Si tu pones “setY(23)” y el c</text:span><text:span text:style-name="T4">ó</text:span><text:span text:style-name="T2">digo de ese accesor es tan simple como “this.y = y;” no tiene absolutamente sentido hacerle un test si funciona, ya que realmente si le haces un “assertEquals(23, y)” sería igual que hacer “assertEquals(23, 23);”, solo deberías testearlo en caso de que el accesor sea mas complejo de lo normal.</text:span></text:p>
      <text:p text:style-name="P18"/>
      <text:h text:style-name="P20" text:outline-level="1"><text:bookmark-start text:name="__RefHeading___Toc261_798585108"/>Ejercicio 5. Un solo error por test.<text:bookmark-end text:name="__RefHeading___Toc261_798585108"/></text:h>
      <text:p text:style-name="P13"/>
      <text:p text:style-name="P12">Los test deben testear únicamente un solo posible error, si en un mismo test pones varios errores suele ser un indicio de que tu codigo esta mal estructurado.</text:p>
      <text:p text:style-name="P12">Se hace solo un error por test porque JUnit dentro de un ‘’@Test’’ se frena al primer fallo y no cuesta nada si quieres probar 3 errores hacerlos en 3 tests diferentes.</text:p>
      <text:h text:style-name="P22" text:outline-level="1"><text:bookmark-start text:name="__RefHeading___Toc343_2526672593"/>Conclusión<text:bookmark-end text:name="__RefHeading___Toc343_2526672593"/></text:h>
      <text:p text:style-name="P8"/>
      <text:p text:style-name="P10">Con estos dos ejercicios he aprendido el porque no se suele testear los accesores y el porque de 1 solo error por 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47f7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Mi trabajo: <text:span text:style-name="MT1">JUnit test cases <text:s text:c="18"/><text:tab/></text:span> <text:s text:c="80"/>pag <text:page-number text:select-page="current">4</text:page-number><text:s/>de <text:page-count>4</text:page-count><text:tab/> <text:s text:c="5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7:24:31.722185641</meta:creation-date>
    <dc:date>2019-05-13T16:12:27.934881657</dc:date>
    <meta:editing-duration>PT34M1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22" meta:word-count="254" meta:character-count="1612" meta:non-whitespace-character-count="1226"/>
  </office:meta>
</office:document-meta>
</file>